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05b681" officeooo:paragraph-rsid="00020497"/>
    </style:style>
    <style:style style:name="P3" style:family="paragraph" style:parent-style-name="Standard">
      <style:text-properties fo:font-size="13pt" fo:font-weight="normal" officeooo:rsid="0005b681" officeooo:paragraph-rsid="00020497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officeooo:rsid="0009206a" officeooo:paragraph-rsid="00035373" style:font-size-asian="13pt" style:font-size-complex="13pt"/>
    </style:style>
    <style:style style:name="P5" style:family="paragraph" style:parent-style-name="Standard">
      <style:text-properties fo:font-size="13pt" officeooo:rsid="00020497" officeooo:paragraph-rsid="00020497" style:font-size-asian="13pt" style:font-size-complex="13pt"/>
    </style:style>
    <style:style style:name="P6" style:family="paragraph" style:parent-style-name="Standard">
      <style:text-properties officeooo:rsid="0009206a" officeooo:paragraph-rsid="00035373"/>
    </style:style>
    <style:style style:name="P7" style:family="paragraph" style:parent-style-name="Standard">
      <style:text-properties officeooo:paragraph-rsid="00020497"/>
    </style:style>
    <style:style style:name="T1" style:family="text">
      <style:text-properties officeooo:rsid="00074cbf"/>
    </style:style>
    <style:style style:name="T2" style:family="text">
      <style:text-properties officeooo:rsid="000588dc"/>
    </style:style>
    <style:style style:name="T3" style:family="text"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" style:family="text">
      <style:text-properties officeooo:rsid="0005b68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. 测试电脑信息</text:span>:</text:p>
      <text:p text:style-name="P2">--Type: Cyclone1.0 -SI -SKU<text:span text:style-name="T2">3</text:span></text:p>
      <text:p text:style-name="P7"><text:span text:style-name="T4">--SN: </text:span><text:span text:style-name="T3">73319S104K</text:span></text:p>
      <text:p text:style-name="Standard"/>
      <text:p text:style-name="P5">2. 测试详情列表：</text:p>
      <text:p text:style-name="Standard"><draw:frame draw:style-name="fr1" draw:name="Object1" text:anchor-type="paragraph" svg:x="0.4071in" svg:y="0.1898in" svg:width="6.1811in" svg:height="6.3161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Standard"/>
      <text:p text:style-name="P4">3. 测试机构：</text:p>
      <text:p text:style-name="P6">北京络威尔软件有限公司 软件研发/测试 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ertification Test Resul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07-04T11:33:27.552717019</meta:creation-date>
    <dc:date>2015-03-13T15:03:30.857778557</dc:date>
    <dc:creator>xiaojun </dc:creator>
    <meta:editing-duration>PT22M28S</meta:editing-duration>
    <meta:editing-cycles>5</meta:editing-cycles>
    <meta:generator>LibreOffice/4.1.6.2$Linux_X86_64 LibreOffice_project/410m0$Build-2</meta:generator>
    <meta:document-statistic meta:table-count="0" meta:image-count="0" meta:object-count="1" meta:page-count="1" meta:paragraph-count="7" meta:word-count="52" meta:character-count="118" meta:non-whitespace-character-count="1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2.66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roid Sans Fallback" style:font-size-asian="10pt" style:language-asian="ar" style:country-asian="SA" style:font-style-asian="normal" style:font-weight-asian="normal" style:font-name-complex="Droid Sans Devanagar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测试内容</text:p>
          </table:table-cell>
          <table:table-cell table:style-name="ce1" office:value-type="string" calcext:value-type="string">
            <text:p>测试时间</text:p>
          </table:table-cell>
          <table:table-cell table:style-name="ce1" office:value-type="string" calcext:value-type="string">
            <text:p>测试人员</text:p>
          </table:table-cell>
          <table:table-cell table:style-name="ce4" office:value-type="string" calcext:value-type="string">
            <text:p>测试结果</text:p>
          </table:table-cell>
        </table:table-row>
        <table:table-row table:style-name="ro1">
          <table:table-cell/>
          <table:table-cell table:style-name="ce1" office:value-type="string" calcext:value-type="string">
            <text:p>安装测试</text:p>
          </table:table-cell>
          <table:table-cell table:style-name="ce2" office:value-type="date" office:date-value="2013-06-02" calcext:value-type="date">
            <text:p>2013-06-02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组件测试</text:p>
          </table:table-cell>
          <table:table-cell table:style-name="ce2" office:value-type="date" office:date-value="2013-06-03" calcext:value-type="date">
            <text:p>2013-06-03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视频测试</text:p>
          </table:table-cell>
          <table:table-cell table:style-name="ce1" office:value-type="string" calcext:value-type="string">
            <text:p>2013-6-04—2013-6-05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桌面效果测试</text:p>
          </table:table-cell>
          <table:table-cell table:style-name="ce2" office:value-type="date" office:date-value="2013-06-06" calcext:value-type="date">
            <text:p>2013-06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显示器测试</text:p>
          </table:table-cell>
          <table:table-cell table:style-name="ce3" office:value-type="date" office:date-value="2013-06-06" calcext:value-type="date">
            <text:p>2013-06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触摸屏测试</text:p>
          </table:table-cell>
          <table:table-cell table:style-name="ce2" office:value-type="date" office:date-value="2013-06-06" calcext:value-type="date">
            <text:p>2013-06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屏幕亮度测试</text:p>
          </table:table-cell>
          <table:table-cell table:style-name="ce2" office:value-type="date" office:date-value="2013-06-06" calcext:value-type="date">
            <text:p>2013-06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亮度快捷键测试</text:p>
          </table:table-cell>
          <table:table-cell table:style-name="ce2" office:value-type="date" office:date-value="2013-06-06" calcext:value-type="date">
            <text:p>2013-06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屏幕关闭测试</text:p>
          </table:table-cell>
          <table:table-cell table:style-name="ce2" office:value-type="date" office:date-value="2013-06-06" calcext:value-type="date">
            <text:p>2013-06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休眠测试</text:p>
          </table:table-cell>
          <table:table-cell table:style-name="ce2" office:value-type="date" office:date-value="2013-06-07" calcext:value-type="date">
            <text:p>2013-06-07</text:p>
          </table:table-cell>
          <table:table-cell table:style-name="ce1" office:value-type="string" calcext:value-type="string">
            <text:p>孙妍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睡眠测试</text:p>
          </table:table-cell>
          <table:table-cell table:style-name="ce2" office:value-type="date" office:date-value="2013-06-08" calcext:value-type="date">
            <text:p>2013-06-08</text:p>
          </table:table-cell>
          <table:table-cell table:style-name="ce1" office:value-type="string" calcext:value-type="string">
            <text:p>孙妍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KDUMP测试</text:p>
          </table:table-cell>
          <table:table-cell table:style-name="ce2" office:value-type="date" office:date-value="2013-06-09" calcext:value-type="date">
            <text:p>2013-06-09</text:p>
          </table:table-cell>
          <table:table-cell table:style-name="ce1" office:value-type="string" calcext:value-type="string">
            <text:p>孙妍</text:p>
          </table:table-cell>
          <table:table-cell table:style-name="ce4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音频测试</text:p>
          </table:table-cell>
          <table:table-cell table:style-name="ce2" office:value-type="date" office:date-value="2013-06-10" calcext:value-type="date">
            <text:p>2013-06-10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耳机测试</text:p>
          </table:table-cell>
          <table:table-cell table:style-name="ce2" office:value-type="date" office:date-value="2013-06-11" calcext:value-type="date">
            <text:p>2013-06-1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麦克风测试</text:p>
          </table:table-cell>
          <table:table-cell table:style-name="ce2" office:value-type="date" office:date-value="2013-06-12" calcext:value-type="date">
            <text:p>2013-06-12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电池测试</text:p>
          </table:table-cell>
          <table:table-cell table:style-name="ce2" office:value-type="date" office:date-value="2013-06-13" calcext:value-type="date">
            <text:p>2013-06-13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鼠标测试</text:p>
          </table:table-cell>
          <table:table-cell table:style-name="ce2" office:value-type="date" office:date-value="2013-06-13" calcext:value-type="date">
            <text:p>2013-06-13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键盘测试</text:p>
          </table:table-cell>
          <table:table-cell table:style-name="ce2" office:value-type="date" office:date-value="2013-06-13" calcext:value-type="date">
            <text:p>2013-06-13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风扇测试</text:p>
          </table:table-cell>
          <table:table-cell table:style-name="ce2" office:value-type="date" office:date-value="2013-06-14" calcext:value-type="date">
            <text:p>2013-06-14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CPU频率测试</text:p>
          </table:table-cell>
          <table:table-cell table:style-name="ce2" office:value-type="date" office:date-value="2013-06-15" calcext:value-type="date">
            <text:p>2013-06-15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有线网卡测试</text:p>
          </table:table-cell>
          <table:table-cell table:style-name="ce2" office:value-type="date" office:date-value="2013-06-16" calcext:value-type="date">
            <text:p>2013-06-1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测试</text:p>
          </table:table-cell>
          <table:table-cell table:style-name="ce2" office:value-type="date" office:date-value="2013-06-17" calcext:value-type="date">
            <text:p>2013-06-17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测试</text:p>
          </table:table-cell>
          <table:table-cell table:style-name="ce2" office:value-type="date" office:date-value="2013-06-18" calcext:value-type="date">
            <text:p>2013-06-18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测试</text:p>
          </table:table-cell>
          <table:table-cell table:style-name="ce2" office:value-type="date" office:date-value="2013-06-19" calcext:value-type="date">
            <text:p>2013-06-19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内存/CPU测试</text:p>
          </table:table-cell>
          <table:table-cell table:style-name="ce2" office:value-type="date" office:date-value="2013-06-20" calcext:value-type="date">
            <text:p>2013-06-20</text:p>
          </table:table-cell>
          <table:table-cell table:style-name="ce1" office:value-type="string" calcext:value-type="string">
            <text:p>孙妍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硬盘读写测试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孙妍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压力测试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压力测试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软驱测试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压力测试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USB压力测试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Fireware压力测试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压力测试结果检测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收集LOG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4" table:number-rows-repeated="2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4" table:number-rows-repeated="104850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4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0000-00-00T15:03:19.771201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